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82d7" officeooo:paragraph-rsid="000482d7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82d7" officeooo:paragraph-rsid="000482d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dad 1: Aproximaciones y Errore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9:09:34.747953221</meta:creation-date>
    <dc:date>2024-09-09T12:43:27.150184617</dc:date>
    <meta:editing-duration>PT3H23M7S</meta:editing-duration>
    <meta:editing-cycles>1</meta:editing-cycles>
    <meta:document-statistic meta:table-count="0" meta:image-count="0" meta:object-count="0" meta:page-count="1" meta:paragraph-count="1" meta:word-count="5" meta:character-count="34" meta:non-whitespace-character-count="30"/>
    <meta:generator>LibreOffice/24.2.5.2$Linux_X86_64 LibreOffice_project/420$Build-2</meta:generator>
  </office:meta>
</office:document-meta>
</file>